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3">
        <text:h text:style-name="Heading_20_4" text:outline-level="4">Undo:</text:h>
        <text:p text:style-name="Text_20_body_20_indent_20_Organon">You can undo sections as long as you only work within one node / file.</text:p>
        <text:p text:style-name="Text_20_body_20_indent_20_Organon"><text:span text:style-name="T1">As soon as you change the node, the text will be saved and the UndoManager will be resetted, so no action can be undone anymor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41" meta:character-count="203"/>
    <dc:date>2015-05-09T10:19:12.39</dc:date>
    <meta:editing-duration>P0D</meta:editing-duration>
    <meta:editing-cycles>1</meta:editing-cycles>
    <meta:generator>OpenOffice/4.1.1$Win32 OpenOffice.org_project/411m6$Build-9775</meta:generator>
  </office:meta>
</office:document-meta>
</file>